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730a5" officeooo:paragraph-rsid="000f1108" style:font-weight-asian="bold" style:font-weight-complex="bold"/>
    </style:style>
    <style:style style:name="P2" style:family="paragraph" style:parent-style-name="Standard">
      <style:text-properties officeooo:rsid="000fd981" officeooo:paragraph-rsid="000fd981"/>
    </style:style>
    <style:style style:name="P3" style:family="paragraph" style:parent-style-name="Standard">
      <style:text-properties fo:color="#000000" officeooo:rsid="000fd981" officeooo:paragraph-rsid="000fd981"/>
    </style:style>
    <style:style style:name="P4" style:family="paragraph" style:parent-style-name="Standard">
      <style:text-properties fo:color="#000000" officeooo:rsid="000fdca9" officeooo:paragraph-rsid="000fdca9"/>
    </style:style>
    <style:style style:name="P5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0fd981" officeooo:paragraph-rsid="000fd981"/>
    </style:style>
    <style:style style:name="P6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0fdca9" officeooo:paragraph-rsid="000fdca9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officeooo:rsid="000f1108"/>
    </style:style>
    <style:style style:name="T2" style:family="text">
      <style:text-properties fo:font-variant="normal" fo:text-transform="none" fo:color="#50596c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5755d9" style:text-line-through-style="none" style:text-line-through-type="none" style:font-name="Inter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style:font-name="Inter" fo:font-size="12pt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c9211e" style:font-name="Inter" fo:font-size="12pt" fo:letter-spacing="normal" fo:font-style="normal" fo:font-weight="normal"/>
    </style:style>
    <style:style style:name="T7" style:family="text">
      <style:text-properties fo:font-variant="normal" fo:text-transform="none" fo:color="#c9211e" style:text-line-through-style="none" style:text-line-through-type="none" style:font-name="Inter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Inter" fo:font-size="12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Inter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 Build Web Java application in classical editor</text:p>
      <text:p text:style-name="P2"/>
      <text:p text:style-name="P5">In this assignment, we will learn how to deploy a sample java application (with Maven) on PAAS (WebApp) in Azure.</text:p>
      <text:p text:style-name="P8"><text:span text:style-name="T8">GitHub link --</text:span><text:a xlink:type="simple" xlink:href="https://github.com/saurabhd2106/sample-java-app.git" office:target-frame-name="_blank" xlink:show="new" text:style-name="Internet_20_link" text:visited-style-name="Visited_20_Internet_20_Link"><text:span text:style-name="T9">https://github.com/saurabhd2106/sample-java-app.git</text:span></text:a></text:p>
      <text:p text:style-name="P7">Please fork this respository</text:p>
      <text:p text:style-name="P7">Steps --</text:p>
      <text:p text:style-name="P7">1. Login to Azure DevOps</text:p>
      <text:p text:style-name="P7">2. Navigate to your project &gt;&gt; Pipeline</text:p>
      <text:p text:style-name="P7">3. Create a new pipeline</text:p>
      <text:p text:style-name="P7">4. Switch to classic editor</text:p>
      <text:p text:style-name="P7">5. Add a job to build and test the above application</text:p>
      <text:p text:style-name="P7">6. Publish the artifacts</text:p>
      <text:p text:style-name="P7">7. Run the job</text:p>
      <text:p text:style-name="P7">8. Edit the pipeline and add another step to scan the code via Sonarqube</text:p>
      <text:p text:style-name="P7">9. Rerun the pipeline and verify the report generated via Sonarqube</text:p>
      <text:p text:style-name="P3"/>
      <text:p text:style-name="P4"># Build Web Java application in YAML</text:p>
      <text:p text:style-name="P4"/>
      <text:p text:style-name="P6">In this assignment, we will learn how to deploy a sample java application (with Maven) on PAAS (WebApp) in Azure.</text:p>
      <text:p text:style-name="P8"><text:span text:style-name="T8">GitHub link --</text:span><text:a xlink:type="simple" xlink:href="https://github.com/saurabhd2106/sample-java-app.git" office:target-frame-name="_blank" xlink:show="new" text:style-name="Internet_20_link" text:visited-style-name="Visited_20_Internet_20_Link"><text:span text:style-name="T9">https://github.com/saurabhd2106/sample-java-app.git</text:span></text:a></text:p>
      <text:p text:style-name="P7">Please fork this respository</text:p>
      <text:p text:style-name="P7">Steps --</text:p>
      <text:p text:style-name="P7">1. Login to Azure DevOps</text:p>
      <text:p text:style-name="P7">2. Navigate to your project &gt;&gt; Pipeline</text:p>
      <text:p text:style-name="P7">3. Create a new pipeline</text:p>
      <text:p text:style-name="P7">4. Choose YAML to create a pipeline</text:p>
      <text:p text:style-name="P7">5. Add a job to build and test the above application</text:p>
      <text:p text:style-name="P7">6. Publish the artifacts</text:p>
      <text:p text:style-name="P7">7. Run the job</text:p>
      <text:p text:style-name="P7">8. Edit the pipeline and add another step to scan the code via Sonarqube</text:p>
      <text:p text:style-name="P7">9. Rerun the pipeline and verify the report generated via Sonarqube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730a5" officeooo:paragraph-rsid="000f1108" style:font-weight-asian="bold" style:font-weight-complex="bold"/>
    </style:style>
    <style:style style:name="MT1" style:family="text">
      <style:text-properties officeooo:rsid="000f11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I/CD </text:span>Azure - DevOp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4:32:21.089731133</meta:creation-date>
    <dc:date>2022-05-10T14:38:41.638832115</dc:date>
    <meta:editing-duration>PT6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13" meta:character-count="1226" meta:non-whitespace-character-count="1044"/>
  </office:meta>
</office:document-meta>
</file>